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17cm" svg:stroke-color="#262626" draw:stroke-linejoin="miter" svg:stroke-linecap="butt" draw:fill="none" fo:padding-top="0.008cm" fo:padding-bottom="0.008cm" fo:padding-left="0.008cm" fo:padding-right="0.008cm"/>
    </style:style>
    <style:style style:name="gr4" style:family="graphic" style:parent-style-name="standard">
      <style:graphic-properties draw:stroke="dash" draw:stroke-dash="stroke-dash7" svg:stroke-width="0.017cm" svg:stroke-color="#262626" draw:stroke-linejoin="miter" svg:stroke-linecap="butt" draw:fill="none" fo:padding-top="0.008cm" fo:padding-bottom="0.008cm" fo:padding-left="0.008cm" fo:padding-right="0.008cm"/>
    </style:style>
    <style:style style:name="gr5" style:family="graphic" style:parent-style-name="standard">
      <style:graphic-properties draw:stroke="solid" svg:stroke-width="0.105cm" svg:stroke-color="#0072bd" draw:stroke-linejoin="miter" svg:stroke-linecap="butt" draw:fill="none" fo:padding-top="0.052cm" fo:padding-bottom="0.052cm" fo:padding-left="0.052cm" fo:padding-right="0.052cm"/>
    </style:style>
    <style:style style:name="gr6" style:family="graphic" style:parent-style-name="standard">
      <style:graphic-properties draw:stroke="solid" svg:stroke-width="0.105cm" svg:stroke-color="#d95319" draw:stroke-linejoin="miter" svg:stroke-linecap="butt" draw:fill="none" fo:padding-top="0.052cm" fo:padding-bottom="0.052cm" fo:padding-left="0.052cm" fo:padding-right="0.052cm"/>
    </style:style>
    <style:style style:name="gr7" style:family="graphic" style:parent-style-name="standard">
      <style:graphic-properties draw:stroke="solid" svg:stroke-width="0.105cm" svg:stroke-color="#edb120" draw:stroke-linejoin="miter" svg:stroke-linecap="butt" draw:fill="none" fo:padding-top="0.052cm" fo:padding-bottom="0.052cm" fo:padding-left="0.052cm" fo:padding-right="0.052cm"/>
    </style:style>
    <style:style style:name="gr8" style:family="graphic" style:parent-style-name="standard">
      <style:graphic-properties draw:stroke="solid" svg:stroke-width="0.105cm" svg:stroke-color="#7e2f8e" draw:stroke-linejoin="miter" svg:stroke-linecap="butt" draw:fill="none" fo:padding-top="0.052cm" fo:padding-bottom="0.052cm" fo:padding-left="0.052cm" fo:padding-right="0.052cm"/>
    </style:style>
    <style:style style:name="gr9" style:family="graphic" style:parent-style-name="standard">
      <style:graphic-properties draw:stroke="solid" svg:stroke-width="0.105cm" svg:stroke-color="#77ac30" draw:stroke-linejoin="miter" svg:stroke-linecap="butt" draw:fill="none" fo:padding-top="0.052cm" fo:padding-bottom="0.052cm" fo:padding-left="0.052cm" fo:padding-right="0.052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</style:style>
    <style:style style:name="T1" style:family="text">
      <style:text-properties fo:color="#262626" style:font-name="Helvetica" fo:font-size="10pt" style:font-size-asian="10pt" style:font-name-complex="Helvetica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5.748cm" svg:height="12.42cm" svg:x="0.972cm" svg:y="0.765cm" svg:viewBox="0 0 15749 12421" draw:points="0,12421 15749,12421 0,0">
          <text:p/>
        </draw:polygon>
        <draw:polygon draw:style-name="gr1" draw:text-style-name="P1" draw:layer="layout" svg:width="15.748cm" svg:height="12.42cm" svg:x="0.972cm" svg:y="0.765cm" svg:viewBox="0 0 15749 12421" draw:points="15749,12421 15749,0 0,0">
          <text:p/>
        </draw:polygon>
        <draw:frame draw:style-name="gr2" draw:text-style-name="P3" draw:layer="layout" svg:width="0.352cm" svg:height="0.395cm" svg:x="1.578cm" svg:y="13.396cm">
          <draw:text-box>
            <text:p text:style-name="P2"><text:span text:style-name="T1">0</text:span></text:p>
          </draw:text-box>
        </draw:frame>
        <draw:frame draw:style-name="gr2" draw:text-style-name="P3" draw:layer="layout" svg:width="0.352cm" svg:height="0.395cm" svg:x="4.446cm" svg:y="13.396cm">
          <draw:text-box>
            <text:p text:style-name="P2"><text:span text:style-name="T1">2</text:span></text:p>
          </draw:text-box>
        </draw:frame>
        <draw:frame draw:style-name="gr2" draw:text-style-name="P3" draw:layer="layout" svg:width="0.352cm" svg:height="0.395cm" svg:x="7.314cm" svg:y="13.396cm">
          <draw:text-box>
            <text:p text:style-name="P2"><text:span text:style-name="T1">4</text:span></text:p>
          </draw:text-box>
        </draw:frame>
        <draw:frame draw:style-name="gr2" draw:text-style-name="P3" draw:layer="layout" svg:width="0.352cm" svg:height="0.395cm" svg:x="10.183cm" svg:y="13.396cm">
          <draw:text-box>
            <text:p text:style-name="P2"><text:span text:style-name="T1">6</text:span></text:p>
          </draw:text-box>
        </draw:frame>
        <draw:frame draw:style-name="gr2" draw:text-style-name="P3" draw:layer="layout" svg:width="0.352cm" svg:height="0.395cm" svg:x="13.051cm" svg:y="13.396cm">
          <draw:text-box>
            <text:p text:style-name="P2"><text:span text:style-name="T1">8</text:span></text:p>
          </draw:text-box>
        </draw:frame>
        <draw:frame draw:style-name="gr2" draw:text-style-name="P3" draw:layer="layout" svg:width="0.391cm" svg:height="0.395cm" svg:x="15.822cm" svg:y="13.396cm">
          <draw:text-box>
            <text:p text:style-name="P2"><text:span text:style-name="T1">1</text:span><text:span text:style-name="T1">0</text:span></text:p>
          </draw:text-box>
        </draw:frame>
        <draw:frame draw:style-name="gr2" draw:text-style-name="P3" draw:layer="layout" svg:width="0.352cm" svg:height="0.395cm" svg:x="0.6cm" svg:y="13.043cm">
          <draw:text-box>
            <text:p text:style-name="P2"><text:span text:style-name="T1">0</text:span></text:p>
          </draw:text-box>
        </draw:frame>
        <draw:frame draw:style-name="gr2" draw:text-style-name="P3" draw:layer="layout" svg:width="0.352cm" svg:height="0.395cm" svg:x="0.6cm" svg:y="10.174cm">
          <draw:text-box>
            <text:p text:style-name="P2"><text:span text:style-name="T1">2</text:span></text:p>
          </draw:text-box>
        </draw:frame>
        <draw:frame draw:style-name="gr2" draw:text-style-name="P3" draw:layer="layout" svg:width="0.352cm" svg:height="0.395cm" svg:x="0.6cm" svg:y="7.306cm">
          <draw:text-box>
            <text:p text:style-name="P2"><text:span text:style-name="T1">4</text:span></text:p>
          </draw:text-box>
        </draw:frame>
        <draw:frame draw:style-name="gr2" draw:text-style-name="P3" draw:layer="layout" svg:width="0.352cm" svg:height="0.395cm" svg:x="0.6cm" svg:y="4.437cm">
          <draw:text-box>
            <text:p text:style-name="P2"><text:span text:style-name="T1">6</text:span></text:p>
          </draw:text-box>
        </draw:frame>
        <draw:line draw:style-name="gr3" draw:text-style-name="P4" draw:layer="layout" svg:x1="1.675cm" svg:y1="13.185cm" svg:x2="1.675cm" svg:y2="13.028cm">
          <text:p/>
        </draw:line>
        <draw:line draw:style-name="gr3" draw:text-style-name="P4" draw:layer="layout" svg:x1="1.675cm" svg:y1="0.765cm" svg:x2="1.675cm" svg:y2="0.922cm">
          <text:p/>
        </draw:line>
        <draw:line draw:style-name="gr3" draw:text-style-name="P4" draw:layer="layout" svg:x1="4.543cm" svg:y1="13.185cm" svg:x2="4.543cm" svg:y2="13.028cm">
          <text:p/>
        </draw:line>
        <draw:line draw:style-name="gr3" draw:text-style-name="P4" draw:layer="layout" svg:x1="4.543cm" svg:y1="0.765cm" svg:x2="4.543cm" svg:y2="0.922cm">
          <text:p/>
        </draw:line>
        <draw:line draw:style-name="gr3" draw:text-style-name="P4" draw:layer="layout" svg:x1="7.412cm" svg:y1="13.185cm" svg:x2="7.412cm" svg:y2="13.028cm">
          <text:p/>
        </draw:line>
        <draw:line draw:style-name="gr3" draw:text-style-name="P4" draw:layer="layout" svg:x1="7.412cm" svg:y1="0.765cm" svg:x2="7.412cm" svg:y2="0.922cm">
          <text:p/>
        </draw:line>
        <draw:line draw:style-name="gr3" draw:text-style-name="P4" draw:layer="layout" svg:x1="10.28cm" svg:y1="13.185cm" svg:x2="10.28cm" svg:y2="13.028cm">
          <text:p/>
        </draw:line>
        <draw:line draw:style-name="gr3" draw:text-style-name="P4" draw:layer="layout" svg:x1="10.28cm" svg:y1="0.765cm" svg:x2="10.28cm" svg:y2="0.922cm">
          <text:p/>
        </draw:line>
        <draw:line draw:style-name="gr3" draw:text-style-name="P4" draw:layer="layout" svg:x1="13.149cm" svg:y1="13.185cm" svg:x2="13.149cm" svg:y2="13.028cm">
          <text:p/>
        </draw:line>
        <draw:line draw:style-name="gr3" draw:text-style-name="P4" draw:layer="layout" svg:x1="13.149cm" svg:y1="0.765cm" svg:x2="13.149cm" svg:y2="0.922cm">
          <text:p/>
        </draw:line>
        <draw:line draw:style-name="gr3" draw:text-style-name="P4" draw:layer="layout" svg:x1="16.017cm" svg:y1="13.185cm" svg:x2="16.017cm" svg:y2="13.028cm">
          <text:p/>
        </draw:line>
        <draw:line draw:style-name="gr3" draw:text-style-name="P4" draw:layer="layout" svg:x1="16.017cm" svg:y1="0.765cm" svg:x2="16.017cm" svg:y2="0.922cm">
          <text:p/>
        </draw:line>
        <draw:line draw:style-name="gr3" draw:text-style-name="P4" draw:layer="layout" svg:x1="0.972cm" svg:y1="13.185cm" svg:x2="1.13cm" svg:y2="13.185cm">
          <text:p/>
        </draw:line>
        <draw:line draw:style-name="gr3" draw:text-style-name="P4" draw:layer="layout" svg:x1="16.72cm" svg:y1="13.185cm" svg:x2="16.562cm" svg:y2="13.185cm">
          <text:p/>
        </draw:line>
        <draw:line draw:style-name="gr3" draw:text-style-name="P4" draw:layer="layout" svg:x1="0.972cm" svg:y1="10.317cm" svg:x2="1.13cm" svg:y2="10.317cm">
          <text:p/>
        </draw:line>
        <draw:line draw:style-name="gr3" draw:text-style-name="P4" draw:layer="layout" svg:x1="16.72cm" svg:y1="10.317cm" svg:x2="16.562cm" svg:y2="10.317cm">
          <text:p/>
        </draw:line>
        <draw:line draw:style-name="gr3" draw:text-style-name="P4" draw:layer="layout" svg:x1="0.972cm" svg:y1="7.448cm" svg:x2="1.13cm" svg:y2="7.448cm">
          <text:p/>
        </draw:line>
        <draw:line draw:style-name="gr3" draw:text-style-name="P4" draw:layer="layout" svg:x1="16.72cm" svg:y1="7.448cm" svg:x2="16.562cm" svg:y2="7.448cm">
          <text:p/>
        </draw:line>
        <draw:line draw:style-name="gr3" draw:text-style-name="P4" draw:layer="layout" svg:x1="0.972cm" svg:y1="4.58cm" svg:x2="1.13cm" svg:y2="4.58cm">
          <text:p/>
        </draw:line>
        <draw:line draw:style-name="gr3" draw:text-style-name="P4" draw:layer="layout" svg:x1="16.72cm" svg:y1="4.58cm" svg:x2="16.562cm" svg:y2="4.58cm">
          <text:p/>
        </draw:line>
        <draw:line draw:style-name="gr3" draw:text-style-name="P4" draw:layer="layout" svg:x1="0.972cm" svg:y1="1.711cm" svg:x2="1.13cm" svg:y2="1.711cm">
          <text:p/>
        </draw:line>
        <draw:line draw:style-name="gr3" draw:text-style-name="P4" draw:layer="layout" svg:x1="16.72cm" svg:y1="1.711cm" svg:x2="16.562cm" svg:y2="1.711cm">
          <text:p/>
        </draw:line>
        <draw:line draw:style-name="gr4" draw:text-style-name="P4" draw:layer="layout" svg:x1="0.972cm" svg:y1="13.185cm" svg:x2="16.72cm" svg:y2="13.185cm">
          <text:p/>
        </draw:line>
        <draw:line draw:style-name="gr4" draw:text-style-name="P4" draw:layer="layout" svg:x1="0.972cm" svg:y1="0.765cm" svg:x2="16.72cm" svg:y2="0.765cm">
          <text:p/>
        </draw:line>
        <draw:line draw:style-name="gr4" draw:text-style-name="P4" draw:layer="layout" svg:x1="0.972cm" svg:y1="13.185cm" svg:x2="0.972cm" svg:y2="0.765cm">
          <text:p/>
        </draw:line>
        <draw:line draw:style-name="gr4" draw:text-style-name="P4" draw:layer="layout" svg:x1="16.72cm" svg:y1="13.185cm" svg:x2="16.72cm" svg:y2="0.765cm">
          <text:p/>
        </draw:line>
        <draw:line draw:style-name="gr5" draw:text-style-name="P4" draw:layer="layout" svg:x1="1.675cm" svg:y1="13.186cm" svg:x2="11.344cm" svg:y2="8.834cm">
          <text:p/>
        </draw:line>
        <draw:polygon draw:style-name="gr5" draw:text-style-name="P4" draw:layer="layout" svg:width="0.212cm" svg:height="0.202cm" svg:x="1.569cm" svg:y="13.084cm" svg:viewBox="0 0 213 203" draw:points="213,101 193,163 140,203 74,203 20,163 0,101 20,39 74,0 140,0 193,39">
          <text:p/>
        </draw:polygon>
        <draw:polygon draw:style-name="gr5" draw:text-style-name="P4" draw:layer="layout" svg:width="0.212cm" svg:height="0.201cm" svg:x="11.237cm" svg:y="8.733cm" svg:viewBox="0 0 213 202" draw:points="213,101 193,164 140,202 75,202 21,164 0,101 21,38 75,0 140,0 193,38">
          <text:p/>
        </draw:polygon>
        <draw:line draw:style-name="gr6" draw:text-style-name="P4" draw:layer="layout" svg:x1="16.018cm" svg:y1="13.186cm" svg:x2="13.1cm" svg:y2="7.077cm">
          <text:p/>
        </draw:line>
        <draw:polygon draw:style-name="gr6" draw:text-style-name="P4" draw:layer="layout" svg:width="0.212cm" svg:height="0.202cm" svg:x="15.911cm" svg:y="13.084cm" svg:viewBox="0 0 213 203" draw:points="213,101 193,163 140,203 74,203 21,163 0,101 21,39 74,0 140,0 193,39">
          <text:p/>
        </draw:polygon>
        <draw:polygon draw:style-name="gr6" draw:text-style-name="P4" draw:layer="layout" svg:width="0.212cm" svg:height="0.202cm" svg:x="12.994cm" svg:y="6.976cm" svg:viewBox="0 0 213 203" draw:points="213,102 191,164 139,203 73,203 20,164 0,102 20,39 73,0 139,0 191,39">
          <text:p/>
        </draw:polygon>
        <draw:line draw:style-name="gr7" draw:text-style-name="P4" draw:layer="layout" svg:x1="8.846cm" svg:y1="0.765cm" svg:x2="10.701cm" svg:y2="6.435cm">
          <text:p/>
        </draw:line>
        <draw:polygon draw:style-name="gr7" draw:text-style-name="P4" draw:layer="layout" svg:width="0.212cm" svg:height="0.201cm" svg:x="8.74cm" svg:y="0.664cm" svg:viewBox="0 0 213 202" draw:points="213,101 193,164 140,202 74,202 20,164 0,101 20,38 74,0 140,0 193,38">
          <text:p/>
        </draw:polygon>
        <draw:polygon draw:style-name="gr7" draw:text-style-name="P4" draw:layer="layout" svg:width="0.211cm" svg:height="0.202cm" svg:x="10.595cm" svg:y="6.333cm" svg:viewBox="0 0 212 203" draw:points="212,101 192,164 139,203 73,203 20,164 0,101 20,39 73,0 139,0 192,39">
          <text:p/>
        </draw:polygon>
        <draw:polygon draw:style-name="gr8" draw:text-style-name="P4" draw:layer="layout" svg:width="2.4cm" svg:height="2.4cm" svg:x="10.7cm" svg:y="6.434cm" svg:viewBox="0 0 2401 2401" draw:points="644,2401 2401,644 0,0">
          <text:p/>
        </draw:polygon>
        <draw:polygon draw:style-name="gr8" draw:text-style-name="P4" draw:layer="layout" svg:width="0.212cm" svg:height="0.201cm" svg:x="11.237cm" svg:y="8.733cm" svg:viewBox="0 0 213 202" draw:points="213,101 193,164 140,202 75,202 21,164 0,101 21,38 75,0 140,0 193,38">
          <text:p/>
        </draw:polygon>
        <draw:polygon draw:style-name="gr8" draw:text-style-name="P4" draw:layer="layout" svg:width="0.212cm" svg:height="0.202cm" svg:x="12.994cm" svg:y="6.976cm" svg:viewBox="0 0 213 203" draw:points="213,102 191,164 139,203 73,203 20,164 0,102 20,39 73,0 139,0 191,39">
          <text:p/>
        </draw:polygon>
        <draw:polygon draw:style-name="gr8" draw:text-style-name="P4" draw:layer="layout" svg:width="0.211cm" svg:height="0.202cm" svg:x="10.595cm" svg:y="6.333cm" svg:viewBox="0 0 212 203" draw:points="212,101 192,164 139,203 73,203 20,164 0,101 20,39 73,0 139,0 192,39">
          <text:p/>
        </draw:polygon>
        <draw:polygon draw:style-name="gr8" draw:text-style-name="P4" draw:layer="layout" svg:width="0.212cm" svg:height="0.201cm" svg:x="11.237cm" svg:y="8.733cm" svg:viewBox="0 0 213 202" draw:points="213,101 193,164 140,202 75,202 21,164 0,101 21,38 75,0 140,0 193,38">
          <text:p/>
        </draw:polygon>
        <draw:polygon draw:style-name="gr9" draw:text-style-name="P4" draw:layer="layout" svg:width="0.211cm" svg:height="0.201cm" svg:x="11.609cm" svg:y="7.348cm" svg:viewBox="0 0 212 202" draw:points="212,101 192,163 139,202 73,202 20,163 0,101 20,38 73,0 139,0 192,38">
          <text:p/>
        </draw:polygon>
        <draw:frame draw:style-name="gr2" draw:text-style-name="P3" draw:layer="layout" svg:width="0.352cm" svg:height="0.395cm" svg:x="0.6cm" svg:y="1.569cm">
          <draw:text-box>
            <text:p text:style-name="P2"><text:span text:style-name="T1">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stroke-dash7" draw:style="rect" draw:dots1="1" draw:dots1-length="0.564cm" draw:distance="0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6.3cm" fo:margin-bottom="1cm" fo:margin-left="0.6cm" fo:margin-right="0.6cm" fo:page-width="17.78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2-10T17:49:46.652011829</dc:date>
    <meta:editing-duration>PT1M1S</meta:editing-duration>
    <meta:editing-cycles>1</meta:editing-cycles>
    <meta:document-statistic meta:object-count="54"/>
    <meta:generator>LibreOffice/6.0.7.3$Linux_X86_64 LibreOffice_project/00m0$Build-3</meta:generator>
  </office:meta>
</office:document-meta>
</file>